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Helvetica, Arial, sans-serif, 'Apple Color Emoji', 'Segoe UI Emoji'"/>
  </office:font-face-decls>
  <office:automatic-styles>
    <style:style style:name="P1" style:family="paragraph" style:parent-style-name="Footer">
      <style:text-properties style:font-name="Arial" fo:font-style="italic" style:font-style-asian="italic" style:font-style-complex="italic"/>
    </style:style>
    <style:style style:name="P2" style:family="paragraph" style:parent-style-name="Heading_20_1">
      <style:paragraph-properties fo:text-align="center" style:justify-single-word="false"/>
      <style:text-properties style:font-name="Arial" officeooo:rsid="001568ff" officeooo:paragraph-rsid="001568ff"/>
    </style:style>
    <style:style style:name="P3" style:family="paragraph" style:parent-style-name="Text_20_body">
      <style:paragraph-properties fo:text-align="justify" style:justify-single-word="false"/>
      <style:text-properties style:font-name="Arial" fo:font-weight="bold" officeooo:rsid="001a33a3" officeooo:paragraph-rsid="001568ff" style:font-weight-asian="bold" style:font-weight-complex="bold"/>
    </style:style>
    <style:style style:name="P4" style:family="paragraph" style:parent-style-name="Text_20_body">
      <style:paragraph-properties fo:text-align="justify" style:justify-single-word="false"/>
      <style:text-properties style:font-name="Arial" fo:font-weight="bold" officeooo:rsid="001a33a3" officeooo:paragraph-rsid="001a33a3" style:font-weight-asian="bold" style:font-weight-complex="bold"/>
    </style:style>
    <style:style style:name="P5" style:family="paragraph" style:parent-style-name="Text_20_body">
      <style:paragraph-properties fo:text-align="justify" style:justify-single-word="false"/>
      <style:text-properties style:font-name="Arial" fo:font-weight="bold" officeooo:rsid="001568ff" officeooo:paragraph-rsid="001568ff" style:font-weight-asian="bold" style:font-weight-complex="bold"/>
    </style:style>
    <style:style style:name="P6" style:family="paragraph" style:parent-style-name="Text_20_body">
      <style:paragraph-properties fo:text-align="justify" style:justify-single-word="false"/>
      <style:text-properties style:font-name="Arial" fo:font-weight="bold" officeooo:rsid="001628fb" officeooo:paragraph-rsid="001628fb" style:font-weight-asian="bold" style:font-weight-complex="bold"/>
    </style:style>
    <style:style style:name="P7" style:family="paragraph" style:parent-style-name="Text_20_body">
      <style:paragraph-properties fo:text-align="justify" style:justify-single-word="false"/>
      <style:text-properties style:font-name="Arial" fo:font-weight="bold" officeooo:rsid="0016ff93" officeooo:paragraph-rsid="0016ff93" style:font-weight-asian="bold" style:font-weight-complex="bold"/>
    </style:style>
    <style:style style:name="P8" style:family="paragraph" style:parent-style-name="Text_20_body">
      <style:paragraph-properties fo:text-align="justify" style:justify-single-word="false"/>
      <style:text-properties style:font-name="Arial" fo:font-weight="bold" officeooo:rsid="001833fc" officeooo:paragraph-rsid="001833fc" style:font-weight-asian="bold" style:font-weight-complex="bold"/>
    </style:style>
    <style:style style:name="P9" style:family="paragraph" style:parent-style-name="Text_20_body">
      <style:paragraph-properties fo:text-align="justify" style:justify-single-word="false"/>
      <style:text-properties style:font-name="Arial" fo:font-weight="bold" officeooo:rsid="001b9db5" officeooo:paragraph-rsid="001b9db5" style:font-weight-asian="bold" style:font-weight-complex="bold"/>
    </style:style>
    <style:style style:name="P10" style:family="paragraph" style:parent-style-name="Text_20_body">
      <style:paragraph-properties fo:text-align="justify" style:justify-single-word="false"/>
      <style:text-properties style:font-name="Arial" fo:font-weight="normal" officeooo:rsid="001b9db5" officeooo:paragraph-rsid="001b9db5" style:font-weight-asian="normal" style:font-weight-complex="normal"/>
    </style:style>
    <style:style style:name="P11" style:family="paragraph" style:parent-style-name="Text_20_body">
      <style:paragraph-properties fo:text-align="justify" style:justify-single-word="false"/>
      <style:text-properties style:font-name="Arial" fo:font-weight="normal" officeooo:rsid="001628fb" officeooo:paragraph-rsid="001628fb" style:font-weight-asian="normal" style:font-weight-complex="normal"/>
    </style:style>
    <style:style style:name="P12" style:family="paragraph" style:parent-style-name="Text_20_body">
      <style:paragraph-properties fo:text-align="justify" style:justify-single-word="false"/>
      <style:text-properties style:font-name="Arial" fo:font-weight="normal" officeooo:rsid="0016ff93" officeooo:paragraph-rsid="0016ff93" style:font-weight-asian="normal" style:font-weight-complex="normal"/>
    </style:style>
    <style:style style:name="P13" style:family="paragraph" style:parent-style-name="Text_20_body">
      <style:paragraph-properties fo:text-align="justify" style:justify-single-word="false"/>
      <style:text-properties style:font-name="Arial" fo:font-weight="normal" officeooo:rsid="001a33a3" officeooo:paragraph-rsid="001a33a3" style:font-weight-asian="normal" style:font-weight-complex="normal"/>
    </style:style>
    <style:style style:name="P14" style:family="paragraph" style:parent-style-name="Text_20_body">
      <style:paragraph-properties fo:text-align="justify" style:justify-single-word="false"/>
      <style:text-properties style:font-name="Arial" fo:font-weight="normal" officeooo:rsid="001ec824" officeooo:paragraph-rsid="001ec824"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28fb" style:font-weight-asian="normal" style:font-weight-complex="normal"/>
    </style:style>
    <style:style style:name="T3" style:family="text">
      <style:text-properties fo:font-weight="bold" officeooo:rsid="0016ff93" style:font-weight-asian="bold" style:font-weight-complex="bold"/>
    </style:style>
    <style:style style:name="T4" style:family="text">
      <style:text-properties officeooo:rsid="001833f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b9db5" style:font-style-asian="normal" style:font-style-complex="normal"/>
    </style:style>
    <style:style style:name="T8" style:family="text">
      <style:text-properties fo:font-style="normal" officeooo:rsid="001eeda4"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1ce4a7"/>
    </style:style>
    <style:style style:name="T11" style:family="text">
      <style:text-properties officeooo:rsid="001ec8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area 4 – Accesibilidad</text:h>
      <text:p text:style-name="P3"/>
      <text:p text:style-name="P10">Se han tomado <text:span text:style-name="T10">las medidas descritas a continuación para aumentar la accesibilidad y permitir que cualquier persona pueda usar e interactuar con nuestra web:</text:span></text:p>
      <text:p text:style-name="P3"/>
      <text:p text:style-name="P4">IMPLEMENTADO:</text:p>
      <text:p text:style-name="P5">1. No depender del color como herramienta de navegación ni como la única forma de diferenciar objetos.</text:p>
      <text:p text:style-name="P5"><text:span text:style-name="T1">A una persona con problemas de visión relacionados con la diferenciación de colores le sería muy complicado navegar en una web que tiene menús y botones de diferentes colores para navegar, y peor aún si la única indicación de la navegación son los colores.</text:span></text:p>
      <text:p text:style-name="P5"><text:span text:style-name="T1">Este problema lo solucionamos aplicando un tema </text:span><text:span text:style-name="T2">con tan solo 3 colores: blanco (para el fondo), negro (para el texto plano) y azul para los botones. Además, los botones tienen texto indicando su función para que la navegación no resulte confusa.</text:span></text:p>
      <text:p text:style-name="P5"><text:span text:style-name="T2"/></text:p>
      <text:p text:style-name="P6">2. Texto alternativo en las fotos.</text:p>
      <text:p text:style-name="P11">Todas las fotos cuentan con un texto alternativo por si estas no pueden mostrarse. Así el usuario seguirá teniendo noción de lo que se muestra en pantalla.</text:p>
      <text:p text:style-name="P11"/>
      <text:p text:style-name="P11"><text:span text:style-name="T3">3. </text:span><text:s/><text:span text:style-name="T3">Diferenciar el contenido según su importancia.</text:span></text:p>
      <text:p text:style-name="P12">Empleando el uso de títulos, cabeceras, etc., el contenido puede diferenciarse perfectamente. Tenemos un título de página arriba del todo en una fuente grande, los menús son cabeceras de texto, y el contenido de cada sección es texto plano (siendo el texto de menor tamaño de fuente).</text:p>
      <text:p text:style-name="P12"/>
      <text:p text:style-name="P7">4. El contenido debe ser accesible por teclado y ratón.</text:p>
      <text:p text:style-name="P7"><text:span text:style-name="T1">La interfaz de la web está preparada para poder usarse sin ningún problema con teclado y ratón. La navegación se hace con “clics” en botones, y los campos de las consultas se introducen a través de teclado.</text:span></text:p>
      <text:p text:style-name="P7"><text:span text:style-name="T1"/></text:p>
      <text:p text:style-name="P7">5. El contenido debe estar preparado para usarse en una interfaz de terminal.</text:p>
      <text:p text:style-name="P12">Al no disponer de componentes flash ni multimedia para funcionar, la web puede navegarse a través de un navegador de terminal. Esto es gracias a que todo el contenido básico y necesario está compuesto por texto y botones (que en un terminal se convierten <text:soft-page-break/>en texto “clicable” pulsando “enter”). Además, con interfaz gráfica se sigue pudiendo usar la web solamente con el teclado ya que se puede pasar por todos sus elementos de navegación con el tabulador, no siendo necesario así el ratón.</text:p>
      <text:p text:style-name="P12"/>
      <text:p text:style-name="P7">6. <text:s/><text:span text:style-name="T4">Los usuarios deben tener tiempo suficiente para leer y usar el contenido.</text:span></text:p>
      <text:p text:style-name="P8"><text:span text:style-name="T1">La web no dispone de animaciones ni </text:span><text:span text:style-name="T5">timeouts</text:span><text:span text:style-name="T9">, por lo que el usuario puede tomarse todo el tiempo que necesite para leer o interactuar con el contenido de la página.</text:span></text:p>
      <text:p text:style-name="P8"><text:span text:style-name="T9"/></text:p>
      <text:p text:style-name="P4"><text:span text:style-name="T6">7. Los elementos “clicables” deben tener un tamaño adecuado.</text:span></text:p>
      <text:p text:style-name="P4"><text:span text:style-name="T9">Los botones tienen un tamaño mínimo suficiente para que una persona con dificultades para navegar pueda acceder y usar nuestra web.</text:span></text:p>
      <text:p text:style-name="P4"><text:span text:style-name="T9"/></text:p>
      <text:p text:style-name="P4"><text:span text:style-name="T6">8. El contenido debe ser leíble y entendible.</text:span></text:p>
      <text:p text:style-name="P13"><text:span text:style-name="T6">Todo el contenido es texto con un tamaño de fuente suficiente para leerse. Además, todo el texto es lo suficientemente claro e intuitivo para que una persona lo entienda, sumando los botones, haciendo también intuitiva la navegación.</text:span></text:p>
      <text:p text:style-name="P13"><text:span text:style-name="T6"/></text:p>
      <text:p text:style-name="P4"><text:span text:style-name="T6">9. El comportamiento de la web debe ser </text:span><text:span text:style-name="T8">predecible</text:span><text:span text:style-name="T6">.</text:span></text:p>
      <text:p text:style-name="P13"><text:span text:style-name="T6">Todos los botones contienen una pequeña descripción de su funcionamiento, la cual se adapta al verdadero comportamiento de la web haciéndola así predecible y fácil de usar.</text:span></text:p>
      <text:p text:style-name="P13"><text:span text:style-name="T6"/></text:p>
      <text:p text:style-name="P4"><text:span text:style-name="T6">10.</text:span><text:span text:style-name="T9"> </text:span><text:span text:style-name="T6">Asistencia en la introducción de contenido.</text:span></text:p>
      <text:p text:style-name="P13"><text:span text:style-name="T6">Las entradas de texto en las que se solicitan datos al usuario vienen acompañadas de su explicación (indicando el contenido que se pide). Los errores como “dejar campos en blanco”, “no seguir el formato esperado”, etc. vienen acompañados con una explicación e indicación de dónde se produjo el problema, para que suponga una tarea sencilla al usuario localizar y solucionar errores.</text:span></text:p>
      <text:p text:style-name="P14"><text:span text:style-name="T6"/></text:p>
      <text:p text:style-name="P9"><text:span text:style-name="T6">11. Evitar imágenes en movimiento.</text:span></text:p>
      <text:p text:style-name="P10"><text:span text:style-name="T6">Las animaciones o imágenes en movimiento pueden dificultar la compresión del contenido a personas con dificultades, por lo que se deben evitar gifs, animaciones flash, etc. En nuestro caso hemos sustituido un gif animado por una imagen estática.</text:span></text:p>
      <text:p text:style-name="P13"><text:span text:style-name="T6"/></text:p>
      <text:p text:style-name="P13"><text:span text:style-name="T6"/></text:p>
      <text:p text:style-name="P13"><text:span text:style-name="T6"/></text:p>
      <text:p text:style-name="P4"><text:soft-page-break/><text:span text:style-name="T6">NO IMPLEMENTADO:</text:span></text:p>
      <text:p text:style-name="P13"><text:span text:style-name="T6">Estas medidas no han sido implementadas </text:span><text:span text:style-name="T7">porque no usamos los elementos que se mencionan (links y vídeos). Mostramos las medidas que se deberían tomar para hacer accesible la web antes estos items:</text:span></text:p>
      <text:p text:style-name="P13"><text:span text:style-name="T7"/></text:p>
      <text:p text:style-name="P4"><text:span text:style-name="T6">1. Links intuitivos y diferenciables.</text:span></text:p>
      <text:p text:style-name="P10"><text:span text:style-name="T6">Los links deben tener una indicación de adónde llevan (preferiblemente que sea su propio texto). </text:span></text:p>
      <text:p text:style-name="P10"><text:span text:style-name="T6">Además, no deben cambiar de color según su uso, ya que puede ser confuso para una persona con dificultades visuales como las mencionadas en apartados anteriores.</text:span></text:p>
      <text:p text:style-name="P10"><text:span text:style-name="T6"/></text:p>
      <text:p text:style-name="P9"><text:span text:style-name="T6">2. Vídeos adaptados para personas con dificultades para su reproducción o entendimiento.</text:span></text:p>
      <text:p text:style-name="P10"><text:span text:style-name="T6">El contenido de vídeo debería estar acompañado de una explicación en texto a medida que este se reproduce. También puede contar con subtítulos. Así se puede conseguir que una persona con dificultades visuales o auditivas siga comprendiendo el contenido multimedia en cuestió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tyle="italic" style:font-style-asian="italic" style:font-style-complex="italic"/>
    </style:style>
    <style:style style:name="MT1" style:family="text">
      <style:text-properties officeooo:rsid="001ec824"/>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span text:style-name="MT1">Joaquín Solla, Álvaro Fernández - Campa, David Zambrana</text:span><text:tab/><text:span text:style-name="MT1">Página </text:span><text:span text:style-name="MT1"><text:page-number text:select-page="current">3</text:page-number></text:span><text:span text:style-name="MT1"><text:s/>de </text:span><text:span text:style-name="MT1"><text:page-count>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9T21:36:48.251000000</dc:date>
    <meta:editing-duration>PT33M12S</meta:editing-duration>
    <meta:editing-cycles>7</meta:editing-cycles>
    <meta:generator>LibreOffice/7.2.2.2$Windows_X86_64 LibreOffice_project/02b2acce88a210515b4a5bb2e46cbfb63fe97d56</meta:generator>
    <meta:document-statistic meta:table-count="0" meta:image-count="0" meta:object-count="0" meta:page-count="3" meta:paragraph-count="34" meta:word-count="771" meta:character-count="4726" meta:non-whitespace-character-count="3985"/>
  </office:meta>
</office:document-meta>
</file>